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  <table:table-row table:style-name="ro2">
          <table:table-cell office:value-type="string">
            <text:p>butterfly</text:p>
          </table:table-cell>
          <table:table-cell/>
          <table:table-cell office:value-type="string">
            <text:p>bok's</text:p>
          </table:table-cell>
        </table:table-row>
        <table:table-row table:style-name="ro2">
          <table:table-cell office:value-type="string">
            <text:p>moth</text:p>
          </table:table-cell>
          <table:table-cell/>
          <table:table-cell office:value-type="string">
            <text:p>bok's</text:p>
          </table:table-cell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6">11/26/2025</text:date>, <text:time>01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6T01:03:03.51</dc:date>
    <meta:generator>OpenOffice/4.1.16$Win32 OpenOffice.org_project/4116m3$Build-9816</meta:generator>
    <meta:editing-duration>P1DT13H7M37S</meta:editing-duration>
    <meta:editing-cycles>224</meta:editing-cycles>
    <meta:document-statistic meta:table-count="16" meta:cell-count="1420" meta:object-count="0"/>
  </office:meta>
</office:document-meta>
</file>